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4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5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Comic Sans MS2" svg:font-family="'Comic Sans MS'" style:font-adornments="義式斜體" style:font-family-generic="script" style:font-pitch="variable"/>
    <style:font-face style:name="標楷體3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4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justify"/>
      <style:text-properties style:font-name="標楷體" style:font-name-asian="標楷體"/>
    </style:style>
    <style:style style:name="P8" style:family="paragraph">
      <loext:graphic-properties draw:fill="none" draw:fill-color="#ffffff"/>
      <style:text-properties style:font-name="標楷體" style:font-name-asian="標楷體"/>
    </style:style>
    <style:style style:name="P9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color="#ea4335" loext:opacity="100%"/>
    </style:style>
    <style:style style:name="T2" style:family="text">
      <style:text-properties style:font-name="標楷體" style:font-name-asian="標楷體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糧食危機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永和國小601第二組</text:p>
            <text:p text:style-name="P1">王澤睿、張逸恩、鍾定栩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目錄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為什麼有糧食危機<text:tab/>P.</text:p>
              </text:list-item>
              <text:list-item>
                <text:p>糧食危機的現況<text:tab/><text:tab/>P.</text:p>
              </text:list-item>
              <text:list-item>
                <text:p>如何解決糧食危機<text:tab/>P.</text:p>
              </text:list-item>
              <text:list-item>
                <text:p>我們可以做什麼<text:tab/><text:tab/>P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為什麼有糧食危機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糧食危機由<text:span text:style-name="T1">乾旱、糧食價格上升、貧窮、自然災害、衝突、全球糧食價格飆升、疾病、及多樣性緊急事故所造成</text:span>。當大多數家庭經年累月處於以上情況而無能為力，政府及救援機構又無法協助改善其狀況，就會發展成糧食危機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糧食危機的現況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各地糧食危機的情況可以糧食自給率表示，其中臺灣的糧食自給率為50%以下。</text:p>
              </text:list-item>
            </text:list>
          </draw:text-box>
        </draw:frame>
        <draw:frame draw:style-name="gr2" draw:text-style-name="P8" draw:layer="layout" svg:width="25.5cm" svg:height="0.976cm" svg:x="1cm" svg:y="13.683cm">
          <draw:text-box>
            <text:p text:style-name="P7"><text:span text:style-name="T2">有關糧食自給率的資料請見：</text:span><text:span text:style-name="T2"><text:a xlink:href="https://zh.m.wikipedia.org/wiki/糧食自給率" xlink:type="simple">糧食自給率-維基百科，自由的百科全書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如何解決糧食危機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減少食物的浪費，拿固定的食物就好，不要一次拿太多，要吃再拿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們可以做什麼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我可以從自己的減少食物浪費開始做起，吃飯時一次不要貪心夾太多，夾自己要吃的分量就好，減少食物的浪費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.199cm" svg:height="12.191cm" svg:x="1.397cm" svg:y="1.752cm" presentation:class="subtitle" presentation:user-transformed="true">
          <draw:text-box>
            <text:p>我們的報告到此結束，謝謝大家！</text:p>
            <text:p>Thank you for listening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4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5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Comic Sans MS2" svg:font-family="'Comic Sans MS'" style:font-adornments="義式斜體" style:font-family-generic="script" style:font-pitch="variable"/>
    <style:font-face style:name="標楷體3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4" svg:font-family="'Comic Sans MS'" style:font-adornments="標準" style:font-family-generic="system" style:font-pitch="variable"/>
    <style:font-face style:name="Comic Sans MS3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1" svg:font-family="'Source Sans Pro'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2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2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4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1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1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4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4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4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1T09:31:32.940000000</meta:creation-date>
    <meta:editing-duration>PT13M45S</meta:editing-duration>
    <meta:editing-cycles>7</meta:editing-cycles>
    <meta:generator>LibreOffice/7.1.6.2$Windows_X86_64 LibreOffice_project/0e133318fcee89abacd6a7d077e292f1145735c3</meta:generator>
    <dc:title>Vivid</dc:title>
    <dc:date>2023-02-10T19:53:19.494000000</dc:date>
    <meta:document-statistic meta:object-count="72"/>
  </office:meta>
</office:document-meta>
</file>